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Monaco" fo:font-size="11pt" officeooo:rsid="0013f16b" officeooo:paragraph-rsid="0013f16b" style:font-size-asian="11pt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3f16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3f16b" officeooo:paragraph-rsid="0013f16b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paragraph-rsid="0013f16b"/>
    </style:style>
    <style:style style:name="P7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paragraph-rsid="0015c5d4"/>
    </style:style>
    <style:style style:name="P8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paragraph-rsid="0015c8cb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Monaco" fo:font-size="11pt" style:font-size-asian="11pt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Monaco" fo:font-size="11pt" officeooo:paragraph-rsid="0013f16b" style:font-size-asian="11pt"/>
    </style:style>
    <style:style style:name="P11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rsid="0013f16b" officeooo:paragraph-rsid="0013f16b"/>
    </style:style>
    <style:style style:name="P12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rsid="0015c8cb" officeooo:paragraph-rsid="0015c8cb"/>
    </style:style>
    <style:style style:name="T1" style:family="text">
      <style:text-properties fo:color="#172f47" style:font-name="Monaco" fo:font-size="13pt" fo:font-weight="bold" style:font-size-asian="13pt" style:font-weight-asian="bold"/>
    </style:style>
    <style:style style:name="T2" style:family="text">
      <style:text-properties fo:color="#172f47" style:font-name="Monaco" fo:font-size="12pt" fo:font-weight="bold" style:font-size-asian="12pt" style:font-weight-asian="bold"/>
    </style:style>
    <style:style style:name="T3" style:family="text">
      <style:text-properties fo:color="#172f47" style:font-name="Monaco" fo:font-size="12pt" fo:font-weight="bold" officeooo:rsid="0013f16b" style:font-size-asian="12pt" style:font-weight-asian="bold"/>
    </style:style>
    <style:style style:name="T4" style:family="text">
      <style:text-properties fo:color="#172f47" fo:font-size="13pt" fo:font-weight="bold" style:font-size-asian="13pt" style:font-weight-asian="bold"/>
    </style:style>
    <style:style style:name="T5" style:family="text">
      <style:text-properties fo:color="#000000" style:font-name="Monaco" fo:font-size="11pt" style:font-size-asian="11pt"/>
    </style:style>
    <style:style style:name="T6" style:family="text">
      <style:text-properties fo:color="#000000" style:font-name="Monaco" fo:font-size="11pt" officeooo:rsid="0013f16b" style:font-size-asian="11pt"/>
    </style:style>
    <style:style style:name="T7" style:family="text">
      <style:text-properties fo:color="#000000" style:font-name="Monaco" fo:font-size="11pt" officeooo:rsid="0015c5d4" style:font-size-asian="11pt"/>
    </style:style>
    <style:style style:name="T8" style:family="text">
      <style:text-properties fo:color="#000000" style:font-name="Monaco" fo:font-size="11pt" officeooo:rsid="0015c8cb" style:font-size-asian="11pt"/>
    </style:style>
    <style:style style:name="T9" style:family="text">
      <style:text-properties fo:color="#000000" style:font-name="Monaco" fo:font-size="11pt" style:text-underline-style="solid" style:text-underline-width="auto" style:text-underline-color="font-color" style:font-size-asian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# HelloTesting</text:span></text:p>
      <text:p text:style-name="P7"><text:span text:style-name="T7">SOFTWARE QUALITY CONTROL → t</text:span><text:span text:style-name="T8">e</text:span><text:span text:style-name="T7">sting</text:span></text:p>
      <text:p text:style-name="P7"><text:span text:style-name="T7">SOFTWARE QUALITY ASSURANCE → SOP Development</text:span></text:p>
      <text:p text:style-name="P7"><text:span text:style-name="T6">Testing best practice</text:span></text:p>
      <text:p text:style-name="P6"><text:span text:style-name="T6">Unit testing with junit</text:span></text:p>
      <text:p text:style-name="P6"><text:span text:style-name="T6"/></text:p>
      <text:p text:style-name="P12"><text:span text:style-name="T6">- unit testing</text:span></text:p>
      <text:p text:style-name="P12"><text:span text:style-name="T6"><text:s text:c="4"/>- one test case one assertion</text:span></text:p>
      <text:p text:style-name="P12"><text:span text:style-name="T6"><text:s text:c="4"/>- pattern matching</text:span></text:p>
      <text:p text:style-name="P12"><text:span text:style-name="T6"><text:s text:c="4"/>- test doc</text:span></text:p>
      <text:p text:style-name="P12"><text:span text:style-name="T6"><text:s text:c="4"/>- lightning fast</text:span></text:p>
      <text:p text:style-name="P12"><text:span text:style-name="T6"><text:s text:c="4"/>- camel name : testMETHODUNDERTESTcondition()</text:span></text:p>
      <text:p text:style-name="P12"><text:span text:style-name="T6">- function testing</text:span></text:p>
      <text:p text:style-name="P12"><text:span text:style-name="T6">- integration testing</text:span></text:p>
      <text:p text:style-name="P12"><text:span text:style-name="T6">- system testing</text:span></text:p>
      <text:p text:style-name="P12"><text:span text:style-name="T6">- load testing</text:span></text:p>
      <text:p text:style-name="P12"><text:span text:style-name="T6">- stress testing</text:span></text:p>
      <text:p text:style-name="P12"><text:span text:style-name="T6"/></text:p>
      <text:p text:style-name="P12"><text:span text:style-name="T6">K</text:span><text:span text:style-name="T5">URANG:</text:span></text:p>
      <text:p text:style-name="P12"><text:span text:style-name="T5">Jmeter</text:span></text:p>
      <text:p text:style-name="P12"><text:span text:style-name="T5">mock object</text:span></text:p>
      <text:p text:style-name="P12"><text:span text:style-name="T5">servlet test</text:span></text:p>
      <text:p text:style-name="P12"><text:span text:style-name="T5">webtest</text:span></text:p>
      <text:p text:style-name="P12"><text:span text:style-name="T5">xml test</text:span></text:p>
      <text:p text:style-name="P8"><text:span text:style-name="T8">httpunit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5"><text:span text:style-name="T2">##JUnit best practices : </text:span><text:span text:style-name="T3">ADVICE</text:span></text:p>
      <text:p text:style-name="P5"><text:span text:style-name="T5"/></text:p>
      <text:list xml:id="list4564837184532397369" text:style-name="L1">
        <text:list-item>
          <text:p text:style-name="P2"><text:span text:style-name="T5">Do not use the test-case constructor to set up a test case</text:span></text:p>
        </text:list-item>
        <text:list-item>
          <text:p text:style-name="P2"><text:span text:style-name="T5">Don't assume the order in which tests within a test case run</text:span></text:p>
        </text:list-item>
        <text:list-item>
          <text:p text:style-name="P2"><text:span text:style-name="T5">Avoid writing test cases with side effects</text:span></text:p>
        </text:list-item>
        <text:list-item>
          <text:p text:style-name="P2"><text:span text:style-name="T5">Call a superclass's setUp() and tearDown() methods when </text:span><text:span text:style-name="T9">subclassing</text:span></text:p>
        </text:list-item>
        <text:list-item>
          <text:p text:style-name="P2"><text:span text:style-name="T5">Do not load data from hard-coded locations on a </text:span><text:span text:style-name="T9">filesystem</text:span></text:p>
        </text:list-item>
        <text:list-item>
          <text:p text:style-name="P2"><text:span text:style-name="T5">Keep tests in the same location as the source code</text:span></text:p>
        </text:list-item>
        <text:list-item>
          <text:p text:style-name="P2"><text:span text:style-name="T5">Name tests properly</text:span></text:p>
        </text:list-item>
        <text:list-item>
          <text:p text:style-name="P2"><text:span text:style-name="T5">Ensure that tests are time-independent</text:span></text:p>
        </text:list-item>
        <text:list-item>
          <text:p text:style-name="P2"><text:span text:style-name="T5">Consider locale when writing tests</text:span></text:p>
        </text:list-item>
        <text:list-item>
          <text:p text:style-name="P2"><text:span text:style-name="T5">Utilize JUnit's assert/fail methods and exception handling for clean test code</text:span></text:p>
        </text:list-item>
        <text:list-item>
          <text:p text:style-name="P2"><text:span text:style-name="T5">Document tests in </text:span><text:span text:style-name="T9">javadoc</text:span></text:p>
        </text:list-item>
        <text:list-item>
          <text:p text:style-name="P2"><text:span text:style-name="T5">Avoid visual inspection</text:span></text:p>
        </text:list-item>
        <text:list-item>
          <text:p text:style-name="P2"><text:span text:style-name="T5">Swing</text:span></text:p>
        </text:list-item>
        <text:list-item>
          <text:p text:style-name="P2"><text:span text:style-name="T5">XML</text:span></text:p>
        </text:list-item>
        <text:list-item>
          <text:p text:style-name="P2"><text:span text:style-name="T9">Servlets</text:span></text:p>
        </text:list-item>
        <text:list-item>
          <text:p text:style-name="P2"><text:span text:style-name="T5">Keep tests small and fast</text:span></text:p>
        </text:list-item>
        <text:list-item>
          <text:p text:style-name="P2"><text:span text:style-name="T5">Use the reflection-driven JUnit API</text:span></text:p>
        </text:list-item>
        <text:list-item>
          <text:p text:style-name="P2"><text:span text:style-name="T5">Build a test case for the entire system</text:span></text:p>
        </text:list-item>
        <text:list-item>
          <text:p text:style-name="P3"><text:soft-page-break/><text:span text:style-name="T5">Ensure that unit tests run completely in-memory</text:span></text:p>
        </text:list-item>
        <text:list-item>
          <text:p text:style-name="P3"><text:span text:style-name="T5">Do not skip unit tests</text:span></text:p>
        </text:list-item>
        <text:list-item>
          <text:p text:style-name="P3"><text:span text:style-name="T5">Aim for each unit test method to perform exactly one assertion</text:span></text:p>
        </text:list-item>
        <text:list-item>
          <text:p text:style-name="P3"><text:span text:style-name="T5">Use the strongest assertions possible</text:span></text:p>
          <text:list>
            <text:list-item>
              <text:p text:style-name="P3"><text:span text:style-name="T5">STRONGEST ASSERTIONS - asserting on the return value of a method</text:span></text:p>
            </text:list-item>
            <text:list-item>
              <text:p text:style-name="P3"><text:span text:style-name="T5">STRONG ASSERTIONS - verifying that vital dependent mock objects were interacted with correctly</text:span></text:p>
            </text:list-item>
            <text:list-item>
              <text:p text:style-name="P3"><text:span text:style-name="T5">WEAK ASSERTIONS - verifying that non-vital dependent mock objects (such as a logger) were interacted with correctly</text:span></text:p>
            </text:list-item>
          </text:list>
        </text:list-item>
        <text:list-item>
          <text:p text:style-name="P3"><text:span text:style-name="T5">Do not verify how a mock logger was interacted with unless logging is critical to the correctness of the method being tested.</text:span></text:p>
        </text:list-item>
        <text:list-item>
          <text:p text:style-name="P3"><text:span text:style-name="T5">Do not verify how a mock logger was interacted with unless logging is critical to the correctness of the method being tested.</text:span></text:p>
        </text:list-item>
        <text:list-item>
          <text:p text:style-name="P3"><text:span text:style-name="T5">Use the most appropriate assertion methods</text:span></text:p>
        </text:list-item>
        <text:list-item>
          <text:p text:style-name="P3"><text:span text:style-name="T5">Put assertion parameters in the proper order</text:span></text:p>
        </text:list-item>
        <text:list-item>
          <text:p text:style-name="P3"><text:span text:style-name="T5">Use exact matching when using a mocking framework</text:span></text:p>
        </text:list-item>
        <text:list-item>
          <text:p text:style-name="P3"><text:span text:style-name="T5">Name unit tests using a convention that includes the method and condition being tested</text:span></text:p>
        </text:list-item>
        <text:list-item>
          <text:p text:style-name="P3"><text:span text:style-name="T5">Ensure that test classes exist in the same Java package as the production class under test</text:span></text:p>
        </text:list-item>
        <text:list-item>
          <text:p text:style-name="P3"><text:span text:style-name="T5">Ensure that test code is separated from production code</text:span></text:p>
        </text:list-item>
        <text:list-item>
          <text:p text:style-name="P3"><text:span text:style-name="T5">Do not print anything out in unit tests</text:span></text:p>
        </text:list-item>
        <text:list-item>
          <text:p text:style-name="P3"><text:span text:style-name="T5">Do not initialize in a unit test class constructor; use an @Before method instead</text:span></text:p>
        </text:list-item>
        <text:list-item>
          <text:p text:style-name="P3"><text:span text:style-name="T5">Do not use static members in a test class</text:span></text:p>
        </text:list-item>
        <text:list-item>
          <text:p text:style-name="P3"><text:span text:style-name="T5">Do not write your own catch blocks that exist only to fail a test</text:span></text:p>
        </text:list-item>
        <text:list-item>
          <text:p text:style-name="P3"><text:span text:style-name="T5">Do not write your own catch blocks that exist only to pass a test</text:span></text:p>
        </text:list-item>
        <text:list-item>
          <text:p text:style-name="P3"><text:span text:style-name="T5">Do not write your own catch blocks that exist only to print a stack trace</text:span></text:p>
        </text:list-item>
        <text:list-item>
          <text:p text:style-name="P3"><text:span text:style-name="T5">In test classes, do not declare that methods throw any particular type of exception</text:span></text:p>
        </text:list-item>
        <text:list-item>
          <text:p text:style-name="P3"><text:span text:style-name="T5">Do not use Thread.sleep in unit tests</text:span></text:p>
        </text:list-item>
        <text:list-item>
          <text:p text:style-name="P3"><text:span text:style-name="T5">Do not attempt to test the timing of production methods that directly or indirectly call Thread.sleep</text:span></text:p>
        </text:list-item>
        <text:list-item>
          <text:p text:style-name="P3"><text:span text:style-name="T5">Test classes directly; do not rely on indirect testing</text:span></text:p>
        </text:list-item>
        <text:list-item>
          <text:p text:style-name="P3"><text:span text:style-name="T5">Write one test-condition per test method</text:span></text:p>
        </text:list-item>
        <text:list-item>
          <text:p text:style-name="P3"><text:span text:style-name="T5">When testing output of Collections(List, Set) test for Null and Emptiness</text:span></text:p>
        </text:list-item>
        <text:list-item>
          <text:p text:style-name="P3"><text:span text:style-name="T5">Use java reflection for adding new methods into test suites</text:span></text:p>
        </text:list-item>
        <text:list-item>
          <text:p text:style-name="P3"><text:span text:style-name="T5">Compare the objects after performing an operation</text:span></text:p>
        </text:list-item>
        <text:list-item>
          <text:p text:style-name="P3"><text:span text:style-name="T5">Test the exceptions</text:span></text:p>
        </text:list-item>
        <text:list-item>
          <text:p text:style-name="P3"><text:span text:style-name="T5">Group logical test cases into test suites</text:span></text:p>
        </text:list-item>
        <text:list-item>
          <text:p text:style-name="P3"><text:span text:style-name="T5">Check for order of execution of test cases</text:span></text:p>
        </text:list-item>
        <text:list-item>
          <text:p text:style-name="P3"><text:span text:style-name="T5">Always include a message to assertion</text:span></text:p>
        </text:list-item>
        <text:list-item>
          <text:p text:style-name="P3"><text:span text:style-name="T5">Know when to use assertEquals and assertSame</text:span></text:p>
        </text:list-item>
        <text:list-item>
          <text:p text:style-name="P3"><text:span text:style-name="T5">Unit test one object at a time</text:span></text:p>
        </text:list-item>
        <text:list-item>
          <text:p text:style-name="P3"><text:span text:style-name="T5">Integration tests examine how objects interact with each other</text:span></text:p>
        </text:list-item>
        <text:list-item>
          <text:p text:style-name="P3"><text:span text:style-name="T5">Best Practice – test anything that could fail : If a method changes parameters or fields (state) in any way, it needs a test.</text:span></text:p>
        </text:list-item>
        <text:list-item>
          <text:p text:style-name="P3"><text:soft-page-break/><text:span text:style-name="T5">Practice of test-driven development (TDD) relies on this principle, As tests are written first, you develop classes from the point of view of a user.</text:span></text:p>
        </text:list-item>
        <text:list-item>
          <text:p text:style-name="P3"><text:span text:style-name="T9">Hamcrest</text:span><text:span text:style-name="T5"> Matchers</text:span></text:p>
          <text:list>
            <text:list-item>
              <text:p text:style-name="P3"><text:span text:style-name="T5">Asserts may get to be too long/hard to read.</text:span></text:p>
            </text:list-item>
            <text:list-item>
              <text:p text:style-name="P3"><text:span text:style-name="T9">Hamcrest</text:span><text:span text:style-name="T5"> library provides a set of matching rules that can be used in asserts.</text:span></text:p>
            </text:list-item>
            <text:list-item>
              <text:p text:style-name="P3"><text:span text:style-name="T5">Example – anyOf versus use of many ||</text:span></text:p>
            </text:list-item>
            <text:list-item>
              <text:p text:style-name="P3"><text:span text:style-name="T9">Hamcrest</text:span><text:span text:style-name="T5"> library is available at http://code.google.com/p/hamcrest</text:span></text:p>
            </text:list-item>
            <text:list-item>
              <text:p text:style-name="P3"><text:span text:style-name="T5">Some good/simple examples can also be found here http://edgibbs.com/junit-4-with-hamcrest/</text:span></text:p>
            </text:list-item>
          </text:list>
        </text:list-item>
        <text:list-item>
          <text:p text:style-name="P3"><text:span text:style-name="T5">Testing private methods…</text:span></text:p>
          <text:list>
            <text:list-item>
              <text:p text:style-name="P3"><text:span text:style-name="T5">Testing private methods indicates those methods should be moved into another class to promote </text:span><text:span text:style-name="T9">reusability</text:span><text:span text:style-name="T5">.</text:span></text:p>
            </text:list-item>
            <text:list-item>
              <text:p text:style-name="P3"><text:span text:style-name="T5">You can use reflection to subvert the access control mechanism.</text:span></text:p>
            </text:list-item>
            <text:list-item>
              <text:p text:style-name="P3"><text:span text:style-name="T5">See </text:span><text:a xlink:type="simple" xlink:href="http://junit.sourceforge.net/doc/faq/faq.htm#tests_9" text:style-name="Internet_20_link" text:visited-style-name="Visited_20_Internet_20_Link">http://junit.sourceforge.net/doc/faq/faq.htm#tests_9</text:a></text:p>
            </text:list-item>
            <text:list-item>
              <text:p text:style-name="P4"><text:span text:style-name="T5">http://www.onjava.com/pub/a/onjava/2003/11/12/reflection.html</text:span></text:p>
            </text:list-item>
          </text:list>
        </text:list-item>
        <text:list-item>
          <text:p text:style-name="P3"><text:span text:style-name="T5">May find that too many branches make testing “painful.”</text:span></text:p>
          <text:list>
            <text:list-item>
              <text:p text:style-name="P3"><text:span text:style-name="T5">This may indicate poor design.</text:span></text:p>
            </text:list-item>
            <text:list-item>
              <text:p text:style-name="P3"><text:span text:style-name="T5">Requires some </text:span><text:span text:style-name="T9">refactoring</text:span><text:span text:style-name="T5"> – splitting a larger method into several smaller methods.</text:span></text:p>
            </text:list-item>
            <text:list-item>
              <text:p text:style-name="P3"><text:span text:style-name="T5">Again – test code is a user – the first user – of your code.</text:span></text:p>
            </text:list-item>
            <text:list-item>
              <text:p text:style-name="P3"><text:span text:style-name="T5">Hard to write test cases means hard to use code.</text:span></text:p>
            </text:list-item>
          </text:list>
        </text:list-item>
        <text:list-item>
          <text:p text:style-name="P1"><text:span text:style-name="T5"/></text:p>
        </text:list-item>
      </text:list>
      <text:p text:style-name="P9"/>
      <text:p text:style-name="P5"><text:span text:style-name="T5"/></text:p>
      <text:p text:style-name="P5"><text:span text:style-name="T5"/></text:p>
      <text:p text:style-name="P5"><text:span text:style-name="T5"><text:s/></text:span></text:p>
      <text:p text:style-name="P9"/>
      <text:p text:style-name="P6"><text:span text:style-name="T2">##JUnit best practices : Test Case</text:span></text:p>
      <text:p text:style-name="P5"><text:span text:style-name="T5">Input is NULL</text:span></text:p>
      <text:p text:style-name="P5"><text:span text:style-name="T5">Input is Blank</text:span></text:p>
      <text:p text:style-name="P5"><text:span text:style-name="T5">Input is Alpha</text:span></text:p>
      <text:p text:style-name="P9"/>
      <text:p text:style-name="P5"><text:span text:style-name="T5">boolean output = validateZipCode("");</text:span></text:p>
      <text:p text:style-name="P5"><text:span text:style-name="T5">assertFalse(output);</text:span></text:p>
      <text:p text:style-name="P9"/>
      <text:p text:style-name="P5"><text:span text:style-name="T5">boolean output = validateZipCode(" <text:s text:c="3"/>");</text:span></text:p>
      <text:p text:style-name="P5"><text:span text:style-name="T5">assertFalse(output); }</text:span></text:p>
      <text:p text:style-name="P9"/>
      <text:p text:style-name="P5"><text:span text:style-name="T5">Methods returning collections should be tested for more conditions.</text:span></text:p>
      <text:p text:style-name="P9"/>
      <text:p text:style-name="P5"><text:span text:style-name="T5">Test for NULL</text:span></text:p>
      <text:p text:style-name="P5"><text:span text:style-name="T5">Test for emptiness</text:span></text:p>
      <text:p text:style-name="P5"><text:span text:style-name="T5">Test for list not returning null ( if requirements allow )</text:span></text:p>
      <text:p text:style-name="P5"><text:span text:style-name="T5">Test for object are of same type, if your requirement is so ( applicable for Java 1.4 )</text:span></text:p>
      <text:p text:style-name="P9"/>
      <text:p text:style-name="P5"><text:soft-page-break/><text:span text:style-name="T5">1 </text:span></text:p>
      <text:p text:style-name="P9"/>
      <text:p text:style-name="P5"><text:span text:style-name="T5">insert </text:span><text:span text:style-name="T9">dataset</text:span></text:p>
      <text:p text:style-name="P5"><text:span text:style-name="T5">check by this data</text:span></text:p>
      <text:p text:style-name="P5"><text:span text:style-name="T5">delete </text:span><text:span text:style-name="T9">dataset</text:span></text:p>
      <text:p text:style-name="P5"><text:span text:style-name="T9">bikin</text:span><text:span text:style-name="T5"> file</text:span></text:p>
      <text:p text:style-name="P9"/>
      <text:p text:style-name="P5"><text:span text:style-name="T5">exception</text:span></text:p>
      <text:p text:style-name="P9"/>
      <text:p text:style-name="P5"><text:span text:style-name="T5"/></text:p>
      <text:p text:style-name="P9"/>
      <text:p text:style-name="P9"/>
      <text:p text:style-name="P5"><text:span text:style-name="T5">@Test(timeout=130)</text:span></text:p>
      <text:p text:style-name="P5"><text:span text:style-name="T5">public void testProcessMultipleRequestsTimeout()</text:span></text:p>
      <text:p text:style-name="P5"><text:span text:style-name="T5">{</text:span></text:p>
      <text:p text:style-name="P5"><text:span text:style-name="T5"><text:s/>Request request;</text:span></text:p>
      <text:p text:style-name="P5"><text:span text:style-name="T5"><text:s/>Response response = new SampleResponse();</text:span></text:p>
      <text:p text:style-name="P5"><text:span text:style-name="T5"><text:s/>RequestHandler handler = new SampleHandler();</text:span></text:p>
      <text:p text:style-name="P5"><text:span text:style-name="T5"><text:s/>for(</text:span><text:span text:style-name="T9">int</text:span><text:span text:style-name="T5"> i=0; i&lt; 99999; i++)</text:span></text:p>
      <text:p text:style-name="P5"><text:span text:style-name="T5"><text:s/>{</text:span></text:p>
      <text:p text:style-name="P5"><text:span text:style-name="T5"><text:s/>request = new SampleRequest(String.valueOf(i));</text:span></text:p>
      <text:p text:style-name="P5"><text:span text:style-name="T5"><text:s/>controller.addHandler(request, handler);</text:span></text:p>
      <text:p text:style-name="P5"><text:span text:style-name="T5"><text:s/>response = controller.processRequest();</text:span></text:p>
      <text:p text:style-name="P5"><text:span text:style-name="T5"><text:s/>assertNotNull(response);</text:span></text:p>
      <text:p text:style-name="P5"><text:span text:style-name="T5"><text:s/>assertNotSame(ErrorResponse.class, response.getClass());</text:span></text:p>
      <text:p text:style-name="P5"><text:span text:style-name="T5"><text:s/>}</text:span></text:p>
      <text:p text:style-name="P5"><text:span text:style-name="T5">}</text:span></text:p>
      <text:p text:style-name="P9"/>
      <text:p text:style-name="P9"/>
      <text:p text:style-name="P5"><text:span text:style-name="T5"/></text:p>
      <text:p text:style-name="Standard"/>
      <text:p text:style-name="Standard"/>
      <text:p text:style-name="P11"><text:span text:style-name="T1">#SOURCE</text:span></text:p>
      <text:p text:style-name="P6"><text:span text:style-name="T5">JAVACODEGEEK</text:span></text:p>
      <text:p text:style-name="P6"><text:a xlink:type="simple" xlink:href="http://www.javaworld.com/article/2076265/testing-debugging/junit-best-practices.html" text:style-name="Internet_20_link" text:visited-style-name="Visited_20_Internet_20_Link"><text:span text:style-name="T5">http://www.javaworld.com/article/2076265/testing-debugging/junit-best-practices.html</text:span></text:a></text:p>
      <text:p text:style-name="P6"><text:a xlink:type="simple" xlink:href="http://www.kyleblaney.com/junit-best-practices/" text:style-name="Internet_20_link" text:visited-style-name="Visited_20_Internet_20_Link"><text:span text:style-name="T5">http://www.kyleblaney.com/junit-best-practices/</text:span></text:a></text:p>
      <text:p text:style-name="P6"><text:a xlink:type="simple" xlink:href="https://www.intertech.com/Downloads/Whitepapers/Intertech-JUnit-Best-Practices.pdf" text:style-name="Internet_20_link" text:visited-style-name="Visited_20_Internet_20_Link"><text:span text:style-name="T5">https://www.intertech.com/Downloads/Whitepapers/Intertech-JUnit-Best-Practices.pdf</text:span></text:a></text:p>
      <text:p text:style-name="P6"><text:span text:style-name="T5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3:04:44.883627000</meta:creation-date>
    <meta:generator>LibreOffice/5.0.4.2$MacOSX_X86_64 LibreOffice_project/2b9802c1994aa0b7dc6079e128979269cf95bc78</meta:generator>
    <dc:date>2016-10-08T13:25:49.591034000</dc:date>
    <meta:editing-duration>PT21M5S</meta:editing-duration>
    <meta:editing-cycles>3</meta:editing-cycles>
    <meta:document-statistic meta:table-count="0" meta:image-count="0" meta:object-count="0" meta:page-count="4" meta:paragraph-count="137" meta:word-count="930" meta:character-count="5862" meta:non-whitespace-character-count="5098"/>
  </office:meta>
</office:document-meta>
</file>